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AISE TO GOD (104:1, 24, 31, 33-3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AISE TO GOD (104:1, 24, 31, 33-35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his greatness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his variety of creation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For his glory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or his pleasure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0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PRAISE TO GOD (104:1, 24, 31, 33-3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POWER OF GOD (104:2-9, 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OWER OF GOD (104:2-9, 32)<text:s text:c="1"/></text:span><text:span text:style-name="a478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stretches out the heavens (104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rides the clouds as his chariots (104:3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He sends forth fire and the winds (104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He placed the world on its foundation (104: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controls the waters (104:6-9): He sent the great flood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controls the earth and mountains (104:8, 3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PSALM 104<text:s text:c="1"/></text:span><text:span text:style-name="a505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THE PRAISE TO GOD (104:1, 24, 31, 33-3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POWER OF GOD (104:2-9, 3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THE PROVISIONS FROM GOD (104:10-23, 25-3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THE PROVISIONS FROM GOD (104:10-23, 25-30):<text:s text:c="1"/></text:span><text:span text:style-name="a523" text:class-names=""/></text:p>
          </draw:text-box>
          <svg:title/>
          <svg:desc/>
        </draw:frame>
        <draw:frame draw:id="id94" presentation:style-name="a547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Water (104:10-1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Food (104:13, 15, 23, 27-2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Grass and plants (104:13-14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rees (104:1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Home (104:17-18, 2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Night and day (104:19-20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95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SALM 104<text:s text:c="1"/></text:span><text:span text:style-name="a550" text:class-names=""/></text:p>
          </draw:text-box>
          <svg:title/>
          <svg:desc/>
        </draw:frame>
        <draw:frame draw:id="id96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PRAISE TO GOD (104:1, 24, 31, 33-3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POWER OF GOD (104:2-9, 32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ROVISIONS FROM GOD (104:10-23, 25-3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4 </dc:title>
    <meta:initial-creator>David STRICKLAND</meta:initial-creator>
    <dc:creator>David STRICKLAND</dc:creator>
    <meta:creation-date>2020-02-22T19:34:16Z</meta:creation-date>
    <dc:date>2020-02-22T19:34:16Z</dc:date>
    <meta:template xlink:href="BibleStudy" xlink:type="simple"/>
    <meta:editing-cycles>1</meta:editing-cycles>
    <meta:editing-duration>PT0S</meta:editing-duration>
    <meta:document-statistic meta:paragraph-count="32" meta:word-count="268"/>
  </office:meta>
</office:document-meta>
</file>